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ce1" office:value-type="string">
            <office:annotation draw:style-name="gr1" draw:text-style-name="P2" svg:width="7.732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7" office:value-type="string">
            <text:p>Prio</text:p>
          </table:table-cell>
          <table:table-cell table:style-name="ce7" office:value-type="string">
            <text:p>Aufwand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Bemerkung</text:p>
          </table:table-cell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7" table:number-columns-repeated="4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9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Exception beim Generierung, falls in einem EnumType ein anderer EnumType als Datentyp eines Attributes verwendet wird. </text:p>
          </table:table-cell>
          <table:table-cell table:style-name="ce9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Finder-Methoden für Datatypes im IpsProject müssen die neuen Enumtypen berücksichtigen. </text:p>
          </table:table-cell>
          <table:table-cell table:style-name="ce9"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4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analog zu IPolicyCmptTyoe.<text:span text:style-name="T2">findOverrideAttributeCandidates() und overrideAttributes)</text:span></text:p>
          </table:table-cell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Prüfung auf Zyklen in der Supertype-Hierarchy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3">
          <table:table-cell table:style-name="Default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</table:table-row>
        <table:table-row table:style-name="ro1">
          <table:table-cell table:style-name="Default" office:value-type="string">
            <text:p>Kein Speichern der Description an den Values</text:p>
          </table:table-cell>
          <table:table-cell table:style-name="ce10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10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fen</text:p>
          </table:table-cell>
          <table:table-cell office:value-type="string">
            <text:p>implementiert Peter </text:p>
          </table:table-cell>
        </table:table-row>
        <table:table-row table:style-name="ro3">
          <table:table-cell table:style-name="ce4" office:value-type="string">
            <text:p>Import/Export aus/nach Excel/CSV </text:p>
          </table:table-cell>
          <table:table-cell table:style-name="ce9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</table:table-row>
        <table:table-row table:style-name="ro3">
          <table:table-cell table:style-name="ce5" office:value-type="string">
            <text:p>Summe Iteration</text:p>
          </table:table-cell>
          <table:table-cell/>
          <table:table-cell table:style-name="ce12" table:formula="of:=SUM([.C3:.C17])" office:value-type="float" office:value="14.25">
            <text:p>14,25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7" office:value-type="string">
            <text:p>Prio</text:p>
          </table:table-cell>
          <table:table-cell table:style-name="ce7" office:value-type="string">
            <text:p>Aufwand</text:p>
          </table:table-cell>
          <table:table-cell table:style-name="ce7" office:value-type="string">
            <text:p>Status</text:p>
          </table:table-cell>
          <table:table-cell/>
        </table:table-row>
        <table:table-row table:style-name="ro3">
          <table:table-cell table:style-name="ce4" office:value-type="string">
            <text:p>EnumType leitet von Supertype ab =&gt; NPE wenn man den EnumContent Editor öffnet. </text:p>
          </table:table-cell>
          <table:table-cell table:style-name="ce9"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10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10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5" office:value-type="string">
            <text:p>Summe Iteration</text:p>
          </table:table-cell>
          <table:table-cell/>
          <table:table-cell table:style-name="ce12" table:formula="of:=SUM([.C22:.C24])" office:value-type="float" office:value="7.5">
            <text:p>7,5</text:p>
          </table:table-cell>
          <table:table-cell/>
          <table:table-cell table:formula="of:=19/1.5" office:value-type="float" office:value="12.6666666666667">
            <text:p>12,67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7"/>
          <table:table-cell table:style-name="Default"/>
          <table:table-cell table:style-name="ce10"/>
          <table:table-cell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10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10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</table:table-row>
        <table:table-row table:style-name="ro2">
          <table:table-cell table:style-name="ce4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9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4" office:value-type="string">
            <text:p>Tutorial / Dokumentation</text:p>
          </table:table-cell>
          <table:table-cell table:style-name="ce9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/>
        </table:table-row>
        <table:table-row table:style-name="ro5">
          <table:table-cell table:style-name="ce4" office:value-type="string">
            <text:p>Validierungs-Error-Marker zu AttributeSection, falls nicht alle Attribute inherited wurden</text:p>
          </table:table-cell>
          <table:table-cell table:style-name="ce9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5" office:value-type="string">
            <text:p>Summe Iteration</text:p>
          </table:table-cell>
          <table:table-cell table:style-name="ce9"/>
          <table:table-cell table:style-name="ce12" table:formula="of:=SUM([.C28:.C32])" office:value-type="float" office:value="12.25">
            <text:p>12,25</text:p>
          </table:table-cell>
          <table:table-cell table:style-name="ce11"/>
          <table:table-cell/>
        </table:table-row>
        <table:table-row table:style-name="ro1">
          <table:table-cell table:style-name="ce5"/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1" office:value-type="string">
            <text:p>Offene Punkte</text:p>
          </table:table-cell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6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6" office:value-type="string">
            <text:p>3.) Wie soll genau das UI bzgl. der geerbten Attribute aussehen? Anzeige der Attribute Ja/Nein etc. Wie geht man mit Inkonsistenzen um?</text:p>
          </table:table-cell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6"/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Jetzt Umbenennung von Identifier in „Use as Literal Name“, Markierung von weiteren Attributen als Unique erst später einführe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26.03.2009</text:date>, <text:time>18:25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3-26T18:25:20.06</dc:date>
    <meta:editing-cycles>73</meta:editing-cycles>
    <meta:editing-duration>PT05H04M44S</meta:editing-duration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